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6.727cm"/>
    </style:style>
    <style:style style:name="co4" style:family="table-column">
      <style:table-column-properties fo:break-before="auto" style:column-width="4.639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Segoe UI" style:font-name-complex="Tahoma"/>
    </style:style>
    <style:style style:name="ce5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0" style:family="table-cell" style:parent-style-name="Default"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nstancia </text:p>
          </table:table-cell>
          <table:table-cell table:style-name="ce3" office:value-type="string" calcext:value-type="string">
            <text:p>Función objetivo del baseline</text:p>
          </table:table-cell>
          <table:table-cell table:style-name="ce1" office:value-type="string" calcext:value-type="string">
            <text:p>Función objetivo obtenida por el Algoritmo</text:p>
          </table:table-cell>
          <table:table-cell table:style-name="ce7" office:value-type="string" calcext:value-type="string">
            <text:p>Mejora respecto al baseline</text:p>
          </table:table-cell>
          <table:table-cell table:style-name="ce1" office:value-type="string" calcext:value-type="string">
            <text:p>Tiempo de CPU en segundos </text:p>
          </table:table-cell>
          <table:table-cell/>
          <table:table-cell table:style-name="ce19" office:value-type="string" calcext:value-type="string">
            <text:p>Tiempo Total (s)</text:p>
          </table:table-cell>
        </table:table-row>
        <table:table-row table:style-name="ro1">
          <table:table-cell office:value-type="string" calcext:value-type="string">
            <text:p>instancia_00</text:p>
          </table:table-cell>
          <table:table-cell office:value-type="float" office:value="245.7" calcext:value-type="float">
            <text:p>245,700</text:p>
          </table:table-cell>
          <table:table-cell office:value-type="float" office:value="242.179" calcext:value-type="float">
            <text:p>242,179</text:p>
          </table:table-cell>
          <table:table-cell table:formula="of:=([.B2]/[.C2]) - 1" office:value-type="percentage" office:value="0.0145388328467786" calcext:value-type="percentage">
            <text:p>1,45 %</text:p>
          </table:table-cell>
          <table:table-cell office:value-type="float" office:value="13.7954359054565" calcext:value-type="float">
            <text:p>13,795</text:p>
          </table:table-cell>
          <table:table-cell/>
          <table:table-cell table:style-name="ce6" table:formula="of:=SUM([.E2:.E11])" office:value-type="float" office:value="286.802967786789" calcext:value-type="float">
            <text:p>286,803</text:p>
          </table:table-cell>
        </table:table-row>
        <table:table-row table:style-name="ro1">
          <table:table-cell office:value-type="string" calcext:value-type="string">
            <text:p>instancia_01 </text:p>
          </table:table-cell>
          <table:table-cell office:value-type="float" office:value="484.41" calcext:value-type="float">
            <text:p>484,410</text:p>
          </table:table-cell>
          <table:table-cell office:value-type="float" office:value="394.584" calcext:value-type="float">
            <text:p>394,584</text:p>
          </table:table-cell>
          <table:table-cell table:formula="of:=([.B3]/[.C3]) - 1" office:value-type="percentage" office:value="0.227647345052004" calcext:value-type="percentage">
            <text:p>22,76 %</text:p>
          </table:table-cell>
          <table:table-cell office:value-type="float" office:value="34.6405382156372" calcext:value-type="float">
            <text:p>34,641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instancia_03 </text:p>
          </table:table-cell>
          <table:table-cell office:value-type="float" office:value="807.04" calcext:value-type="float">
            <text:p>807,040</text:p>
          </table:table-cell>
          <table:table-cell office:value-type="float" office:value="588.612" calcext:value-type="float">
            <text:p>588,612</text:p>
          </table:table-cell>
          <table:table-cell table:formula="of:=([.B4]/[.C4]) - 1" office:value-type="percentage" office:value="0.371089953993463" calcext:value-type="percentage">
            <text:p>37,11 %</text:p>
          </table:table-cell>
          <table:table-cell office:value-type="float" office:value="41.4345135688782" calcext:value-type="float">
            <text:p>41,435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instancia_05 </text:p>
          </table:table-cell>
          <table:table-cell office:value-type="float" office:value="1122.45" calcext:value-type="float">
            <text:p>1122,450</text:p>
          </table:table-cell>
          <table:table-cell office:value-type="float" office:value="639.155" calcext:value-type="float">
            <text:p>639,155</text:p>
          </table:table-cell>
          <table:table-cell table:formula="of:=([.B5]/[.C5]) - 1" office:value-type="percentage" office:value="0.756146787555444" calcext:value-type="percentage">
            <text:p>75,61 %</text:p>
          </table:table-cell>
          <table:table-cell office:value-type="float" office:value="69.0092248916626" calcext:value-type="float">
            <text:p>69,009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instancia_07 </text:p>
          </table:table-cell>
          <table:table-cell office:value-type="float" office:value="2349.78" calcext:value-type="float">
            <text:p>2349,780</text:p>
          </table:table-cell>
          <table:table-cell office:value-type="float" office:value="1111.584" calcext:value-type="float">
            <text:p>1111,584</text:p>
          </table:table-cell>
          <table:table-cell table:formula="of:=([.B6]/[.C6]) - 1" office:value-type="percentage" office:value="1.11390232317126" calcext:value-type="percentage">
            <text:p>111,39 %</text:p>
          </table:table-cell>
          <table:table-cell office:value-type="float" office:value="127.923255205154" calcext:value-type="float">
            <text:p>127,923</text:p>
          </table:table-cell>
          <table:table-cell/>
          <table:table-cell table:style-name="ce6"/>
        </table:table-row>
        <table:table-row table:style-name="ro1">
          <table:table-cell table:number-columns-repeated="6"/>
          <table:table-cell table:style-name="ce6"/>
        </table:table-row>
        <table:table-row table:style-name="ro1" table:number-rows-repeated="4">
          <table:table-cell table:number-columns-repeated="7"/>
        </table:table-row>
        <table:table-row table:style-name="ro1" table:number-rows-repeated="8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23:01:55.2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21:54:25.154000000</meta:creation-date>
    <dc:date>2025-01-12T23:02:20.226000000</dc:date>
    <meta:editing-duration>PT41M3S</meta:editing-duration>
    <meta:editing-cycles>5</meta:editing-cycles>
    <meta:generator>LibreOffice/24.8.4.2$Windows_X86_64 LibreOffice_project/bb3cfa12c7b1bf994ecc5649a80400d06cd71002</meta:generator>
    <meta:document-statistic meta:table-count="1" meta:cell-count="32" meta:object-count="0"/>
  </office:meta>
</office:document-meta>
</file>